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style:font-size-asian="8pt" style:font-size-complex="8pt"/>
    </style:style>
    <style:style style:name="P2" style:family="paragraph" style:parent-style-name="Standard">
      <style:text-properties style:font-name="Bitstream Vera Sans Mono" fo:font-size="8pt" officeooo:rsid="000f7784" officeooo:paragraph-rsid="000f7784" style:font-size-asian="8pt" style:font-size-complex="8pt"/>
    </style:style>
    <style:style style:name="T1" style:family="text">
      <style:text-properties fo:background-color="#f8aa97" loext:char-shading-value="0"/>
    </style:style>
    <style:style style:name="T2" style:family="text">
      <style:text-properties officeooo:rsid="000f7784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f7784" fo:background-color="transparent" loext:char-shading-value="0"/>
    </style:style>
    <style:style style:name="T5" style:family="text">
      <style:text-properties fo:background-color="#f7a19a" loext:char-shading-value="0"/>
    </style:style>
    <style:style style:name="T6" style:family="text">
      <style:text-properties fo:background-color="#f7a19a" loext:char-shading-value="0"/>
    </style:style>
    <style:style style:name="T7" style:family="text">
      <style:text-properties officeooo:rsid="000f9565"/>
    </style:style>
    <style:style style:name="T8" style:family="text">
      <style:text-properties fo:background-color="#fff685" loext:char-shading-value="0"/>
    </style:style>
    <style:style style:name="T9" style:family="text">
      <style:text-properties fo:background-color="#fff68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imatimer 1 von Mo-Fr auf Mo / Wiederholen</text:p>
      <text:p text:style-name="P1">14:41:32</text:p>
      <text:p text:style-name="P1">Nov 06 14:41:33 1636206093.138425 3R11 69D 80 08 29 54 ff ff ff 0c</text:p>
      <text:p text:style-name="P1">Nov 06 14:41:33 1636206093.217769 3R11 69D c0 32 <text:span text:style-name="T1">02</text:span> 03 00</text:p>
      <text:p text:style-name="P1"/>
      <text:p text:style-name="P1">Timer auf Di</text:p>
      <text:p text:style-name="P1">14:42:10</text:p>
      <text:p text:style-name="P1">Nov 06 14:42:11 1636206131.388556 3R11 69D 80 08 29 54 ff ff ff 0c</text:p>
      <text:p text:style-name="P1">Nov 06 14:42:11 1636206131.468224 3R11 69D c0 32 <text:span text:style-name="T1">04</text:span> 03 00</text:p>
      <text:p text:style-name="P1"/>
      <text:p text:style-name="P1">Timer auf Mi</text:p>
      <text:p text:style-name="P1">14:42:30</text:p>
      <text:p text:style-name="P1">Nov 06 14:42:30 1636206150.708988 3R11 69D 80 08 29 54 ff ff ff 0c</text:p>
      <text:p text:style-name="P1">Nov 06 14:42:31 1636206150.788703 3R11 69D c0 32 <text:span text:style-name="T1">08</text:span> 03 00</text:p>
      <text:p text:style-name="P1"/>
      <text:p text:style-name="P1">Timer auf Do</text:p>
      <text:p text:style-name="P1">14:43</text:p>
      <text:p text:style-name="P1">Nov 06 14:43:01 1636206181.329944 3R11 69D 80 08 29 54 ff ff ff 0c</text:p>
      <text:p text:style-name="P1">Nov 06 14:43:01 1636206181.409461 3R11 69D c0 32 <text:span text:style-name="T1">10</text:span> 03 00</text:p>
      <text:p text:style-name="P1"/>
      <text:p text:style-name="P1">Timer auf Fr</text:p>
      <text:p text:style-name="P1">14:43:25</text:p>
      <text:p text:style-name="P1">Nov 06 14:43:26 1636206206.322957 3R11 69D 80 08 29 54 ff ff ff 0c</text:p>
      <text:p text:style-name="P1">Nov 06 14:43:26 1636206206.400717 3R11 69D c0 32 <text:span text:style-name="T1">20</text:span> 03 00</text:p>
      <text:p text:style-name="P1"/>
      <text:p text:style-name="P1">Timer auf Sa </text:p>
      <text:p text:style-name="P1">14:43:45</text:p>
      <text:p text:style-name="P1">Nov 06 14:43:46 1636206226.452605 3R11 69D 80 08 29 54 ff ff ff 0c</text:p>
      <text:p text:style-name="P1">Nov 06 14:43:46 1636206226.532314 3R11 69D c0 32 <text:span text:style-name="T1">40</text:span> 03 00</text:p>
      <text:p text:style-name="P1"/>
      <text:p text:style-name="P1">Timer auf So</text:p>
      <text:p text:style-name="P1">14:44:10</text:p>
      <text:p text:style-name="P1">Nov 06 14:44:11 1636206251.191523 3R11 69D 80 08 29 54 ff ff ff 0c</text:p>
      <text:p text:style-name="P1">Nov 06 14:44:11 1636206251.273382 3R11 69D c0 32 <text:span text:style-name="T1">80</text:span> 03 00</text:p>
      <text:p text:style-name="P1"/>
      <text:p text:style-name="P1">Timer auf So+Mo</text:p>
      <text:p text:style-name="P1">14:44:35</text:p>
      <text:p text:style-name="P1">Nov 06 14:44:36 1636206276.742187 3R11 69D 80 08 29 54 ff ff ff 0c</text:p>
      <text:p text:style-name="P1">Nov 06 14:44:36 1636206276.823515 3R11 69D c0 32 <text:span text:style-name="T1">82</text:span> 03 00</text:p>
      <text:p text:style-name="P1"/>
      <text:p text:style-name="P1">Timer auf So ohne Wiederholen</text:p>
      <text:p text:style-name="P1">14:45:30</text:p>
      <text:p text:style-name="P1">Nov 06 14:45:31 1636206331.143574 3R11 69D 80 08 29 54 <text:span text:style-name="T1">15 0b 07</text:span> 0c -<text:span text:style-name="T2">&gt; So. ist 7.11.21!</text:span></text:p>
      <text:p text:style-name="P1">Nov 06 14:45:31 1636206331.223300 3R11 69D c0 32 <text:span text:style-name="T1">81</text:span> 03 00</text:p>
      <text:p text:style-name="P1"/>
      <text:p text:style-name="P1">Timer auf So mit Wiederholen</text:p>
      <text:p text:style-name="P1">14:46:05</text:p>
      <text:p text:style-name="P1">Nov 06 14:46:06 1636206366.154532 3R11 69D 80 08 29 54 <text:span text:style-name="T1">ff ff ff</text:span> 0c</text:p>
      <text:p text:style-name="P1">Nov 06 14:46:06 1636206366.234739 3R11 69D c0 32 <text:span text:style-name="T1">80</text:span> 03 00</text:p>
      <text:p text:style-name="P1"/>
      <text:p text:style-name="P1">Klimatimer 3 aktivieren <text:span text:style-name="T2">(1 und 2 waren bereits an)</text:span></text:p>
      <text:p text:style-name="P1">14:47</text:p>
      <text:p text:style-name="P1">Nov 06 14:47:01 1636206421.265630 3R11 69D 29 53 <text:span text:style-name="T1">07</text:span> 00 -<text:span text:style-name="T2">&gt; 7 ist 1 | 2 | 4</text:span></text:p>
      <text:p text:style-name="P2">(1 und 2 aktivieren: 69D 29 53 <text:span text:style-name="T1">03</text:span> 00 -&gt; 3 ist 1 | 2)</text:p>
      <text:p text:style-name="P1"/>
      <text:p text:style-name="P1">Timer 3 auf 3:20, Mo-Fr, Wiederholen</text:p>
      <text:p text:style-name="P1">14:47:50</text:p>
      <text:p text:style-name="P1">Nov 06 14:47:50 1636206471.097311 3R11 69D 80 08 29 56 ff ff ff <text:span text:style-name="T1">02</text:span><text:span text:style-name="T3"> </text:span><text:span text:style-name="T4">(02 ist Stunde 3)</text:span></text:p>
      <text:p text:style-name="P1">Nov 06 14:47:51 1636206471.180420 3R11 69D c0 <text:span text:style-name="T1">14</text:span> <text:span text:style-name="T1">3e</text:span> 03 00 <text:span text:style-name="T2">(14 = Minute 20, 3e = Mo-Fr:2|4|8|10|20 und Wiederholen:0)</text:span></text:p>
      <text:p text:style-name="P1"/>
      <text:p text:style-name="P1">Timer 3 auf Nur Mo, mit Wiederholen</text:p>
      <text:p text:style-name="P1">14:48:30</text:p>
      <text:p text:style-name="P1">Nov 06 14:48:31 1636206511.168596 3R11 69D 80 08 29 56 ff ff ff 02</text:p>
      <text:p text:style-name="P1">Nov 06 14:48:31 1636206511.248406 3R11 69D c0 14 <text:span text:style-name="T6">02</text:span> 03 00</text:p>
      <text:p text:style-name="P1"/>
      <text:p text:style-name="P1">Timer 1 aus <text:span text:style-name="T2">(2+3 sind an)</text:span></text:p>
      <text:p text:style-name="P1">14:48:55</text:p>
      <text:p text:style-name="P1">Nov 06 14:48:56 1636206536.228673 3R11 69D 29 53 <text:span text:style-name="T6">06</text:span> 00 <text:span text:style-name="T2">(6 = 2|4)</text:span></text:p>
      <text:p text:style-name="P1"/>
      <text:p text:style-name="P1">Timer 3 auf 15:05, Sa, kein Wiederholen</text:p>
      <text:p text:style-name="P1">14:50</text:p>
      <text:p text:style-name="P1">Nov 06 14:50:01 1636206601.290807 3R11 69D 80 08 29 56 <text:span text:style-name="T6">15 0b 06</text:span> <text:span text:style-name="T9">0e</text:span> <text:span text:style-name="T7">Sa ist 6.11.21, Stunde 15</text:span></text:p>
      <text:p text:style-name="P1">Nov 06 14:50:01 1636206601.370546 3R11 69D c0 <text:span text:style-name="T6">05</text:span> <text:span text:style-name="T9">41</text:span> 03 00 <text:span text:style-name="T7">Minute 5, Sa|Wiederholen= 40|1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5:39:37.363213565</meta:creation-date>
    <dc:date>2021-11-07T15:43:07.425939207</dc:date>
    <meta:editing-duration>PT23H40M39S</meta:editing-duration>
    <meta:editing-cycles>1</meta:editing-cycles>
    <meta:document-statistic meta:table-count="0" meta:image-count="0" meta:object-count="0" meta:page-count="1" meta:paragraph-count="59" meta:word-count="486" meta:character-count="2426" meta:non-whitespace-character-count="1998"/>
    <meta:generator>LibreOffice/6.0.7.3$Linux_X86_64 LibreOffice_project/00m0$Build-3</meta:generator>
  </office:meta>
</office:document-meta>
</file>